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F086A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undina Sans" svg:font-family="'Arundina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jari" svg:font-family="Manjari" style:font-pitch="variable"/>
    <style:font-face style:name="Navilu" svg:font-family="Navilu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automatic-styles>
    <style:style style:name="Tabela1" style:family="table">
      <style:table-properties style:width="17.627cm" fo:margin-left="0cm" table:align="left"/>
    </style:style>
    <style:style style:name="Tabela1.A" style:family="table-column">
      <style:table-column-properties style:column-width="1.083cm"/>
    </style:style>
    <style:style style:name="Tabela1.B" style:family="table-column">
      <style:table-column-properties style:column-width="6.435cm"/>
    </style:style>
    <style:style style:name="Tabela1.C" style:family="table-column">
      <style:table-column-properties style:column-width="7.851cm"/>
    </style:style>
    <style:style style:name="Tabela1.D" style:family="table-column">
      <style:table-column-properties style:column-width="2.25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.59cm" table:align="left"/>
    </style:style>
    <style:style style:name="Tabela2.A" style:family="table-column">
      <style:table-column-properties style:column-width="1.323cm"/>
    </style:style>
    <style:style style:name="Tabela2.B" style:family="table-column">
      <style:table-column-properties style:column-width="6.195cm"/>
    </style:style>
    <style:style style:name="Tabela2.C" style:family="table-column">
      <style:table-column-properties style:column-width="7.851cm"/>
    </style:style>
    <style:style style:name="Tabela2.D" style:family="table-column">
      <style:table-column-properties style:column-width="2.221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P2" style:family="paragraph" style:parent-style-name="Heading_20_3">
      <style:paragraph-properties fo:break-before="page"/>
      <style:text-properties fo:font-size="16pt" officeooo:paragraph-rsid="000a60d6" style:font-size-asian="16pt" style:font-size-complex="16pt"/>
    </style:style>
    <style:style style:name="P3" style:family="paragraph" style:parent-style-name="Heading_20_3">
      <style:text-properties fo:font-size="16pt" style:font-size-asian="16pt" style:font-size-complex="16pt"/>
    </style:style>
    <style:style style:name="P4" style:family="paragraph" style:parent-style-name="Heading_20_3">
      <style:paragraph-properties fo:margin-top="0cm" fo:margin-bottom="0.199cm" style:contextual-spacing="false"/>
      <style:text-properties fo:font-size="16pt" style:font-size-asian="16pt" style:font-size-complex="16pt"/>
    </style:style>
    <style:style style:name="P5" style:family="paragraph" style:parent-style-name="Heading_20_3">
      <style:paragraph-properties fo:margin-top="0cm" fo:margin-bottom="0.199cm" style:contextual-spacing="false"/>
      <style:text-properties fo:font-size="16pt" style:font-size-asian="14pt" style:font-size-complex="16pt"/>
    </style:style>
    <style:style style:name="P6" style:family="paragraph" style:parent-style-name="Heading_20_3">
      <style:paragraph-properties fo:margin-top="0cm" fo:margin-bottom="0.21cm" style:contextual-spacing="false"/>
      <style:text-properties fo:font-size="16pt" style:font-size-asian="14pt" style:font-size-complex="16pt"/>
    </style:style>
    <style:style style:name="P7" style:family="paragraph" style:parent-style-name="Heading_20_3">
      <style:paragraph-properties fo:margin-top="0cm" fo:margin-bottom="0.4cm" style:contextual-spacing="false" fo:break-before="page"/>
    </style:style>
    <style:style style:name="P8" style:family="paragraph" style:parent-style-name="Heading_20_3">
      <style:paragraph-properties fo:margin-top="0cm" fo:margin-bottom="0.4cm" style:contextual-spacing="false"/>
      <style:text-properties officeooo:paragraph-rsid="000c54a7"/>
    </style:style>
    <style:style style:name="P9" style:family="paragraph" style:parent-style-name="Heading_20_3">
      <style:text-properties fo:font-size="12pt" officeooo:paragraph-rsid="000c54a7" style:font-size-asian="10.5pt" style:font-size-complex="12pt"/>
    </style:style>
    <style:style style:name="P10" style:family="paragraph" style:parent-style-name="Heading_20_4">
      <style:paragraph-properties fo:margin-top="0cm" fo:margin-bottom="0.4cm" style:contextual-spacing="false"/>
    </style:style>
    <style:style style:name="P11" style:family="paragraph" style:parent-style-name="Heading_20_4">
      <style:paragraph-properties fo:margin-top="0cm" fo:margin-bottom="0.499cm" style:contextual-spacing="false"/>
    </style:style>
    <style:style style:name="P12" style:family="paragraph" style:parent-style-name="Heading_20_4">
      <style:paragraph-properties fo:margin-top="0cm" fo:margin-bottom="0.499cm" style:contextual-spacing="false" fo:break-before="page"/>
      <style:text-properties fo:font-size="18pt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officeooo:rsid="000d88e1" officeooo:paragraph-rsid="000d88e1"/>
    </style:style>
    <style:style style:name="P14" style:family="paragraph" style:parent-style-name="Table_20_Contents">
      <style:text-properties officeooo:paragraph-rsid="000c54a7"/>
    </style:style>
    <style:style style:name="P15" style:family="paragraph" style:parent-style-name="Table_20_Contents">
      <style:paragraph-properties fo:text-align="center" style:justify-single-word="false"/>
      <style:text-properties officeooo:rsid="000d88e1" officeooo:paragraph-rsid="000d88e1"/>
    </style:style>
    <style:style style:name="P16" style:family="paragraph" style:parent-style-name="Table_20_Contents">
      <style:paragraph-properties fo:text-align="start" style:justify-single-word="false"/>
      <style:text-properties officeooo:rsid="000d88e1" officeooo:paragraph-rsid="000d88e1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0c54a7"/>
    </style:style>
    <style:style style:name="P19" style:family="paragraph" style:parent-style-name="Table_20_Contents">
      <style:text-properties officeooo:paragraph-rsid="000d88e1"/>
    </style:style>
    <style:style style:name="P20" style:family="paragraph" style:parent-style-name="Table_20_Heading">
      <style:text-properties officeooo:paragraph-rsid="000c54a7"/>
    </style:style>
    <style:style style:name="P21" style:family="paragraph" style:parent-style-name="Text_20_body">
      <style:paragraph-properties fo:margin-top="0cm" fo:margin-bottom="0cm" style:contextual-spacing="false"/>
    </style:style>
    <style:style style:name="P22" style:family="paragraph" style:parent-style-name="Text_20_body" style:list-style-name="L4">
      <style:paragraph-properties fo:margin-top="0cm" fo:margin-bottom="0.101cm" style:contextual-spacing="false"/>
      <style:text-properties officeooo:paragraph-rsid="000a60d6"/>
    </style:style>
    <style:style style:name="P23" style:family="paragraph" style:parent-style-name="Text_20_body" style:list-style-name="L4">
      <style:paragraph-properties fo:margin-top="0cm" fo:margin-bottom="0.101cm" style:contextual-spacing="false"/>
    </style:style>
    <style:style style:name="P24" style:family="paragraph" style:parent-style-name="Text_20_body" style:list-style-name="L4">
      <style:paragraph-properties fo:margin-top="0cm" fo:margin-bottom="0.499cm" style:contextual-spacing="false"/>
    </style:style>
    <style:style style:name="P25" style:family="paragraph" style:parent-style-name="Text_20_body" style:list-style-name="L5">
      <style:paragraph-properties fo:margin-top="0cm" fo:margin-bottom="0cm" style:contextual-spacing="false"/>
    </style:style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3">
      <style:paragraph-properties fo:margin-top="0cm" fo:margin-bottom="0.199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4">
      <style:paragraph-properties fo:margin-top="0cm" fo:margin-bottom="0cm" style:contextual-spacing="false"/>
    </style:style>
    <style:style style:name="P33" style:family="paragraph" style:parent-style-name="Text_20_body">
      <style:paragraph-properties fo:margin-top="0cm" fo:margin-bottom="0.199cm" style:contextual-spacing="false"/>
    </style:style>
    <style:style style:name="P34" style:family="paragraph" style:parent-style-name="Text_20_body">
      <style:paragraph-properties fo:margin-top="0cm" fo:margin-bottom="0.4cm" style:contextual-spacing="false"/>
    </style:style>
    <style:style style:name="P35" style:family="paragraph" style:parent-style-name="Text_20_body">
      <style:paragraph-properties fo:margin-top="0cm" fo:margin-bottom="0.499cm" style:contextual-spacing="false"/>
    </style:style>
    <style:style style:name="P36" style:family="paragraph" style:parent-style-name="Text_20_body">
      <style:text-properties fo:font-size="16pt" fo:font-weight="bold" officeooo:paragraph-rsid="000d88e1" style:font-size-asian="16pt" style:font-weight-asian="bold" style:font-size-complex="16pt" style:font-weight-complex="bold"/>
    </style:style>
    <style:style style:name="P37" style:family="paragraph" style:parent-style-name="Text_20_body">
      <style:text-properties fo:font-size="16pt" officeooo:paragraph-rsid="000d88e1" style:font-size-asian="14pt" style:font-size-complex="16pt"/>
    </style:style>
    <style:style style:name="P38" style:family="paragraph" style:parent-style-name="Text_20_body">
      <style:paragraph-properties fo:margin-top="0cm" fo:margin-bottom="0.4cm" style:contextual-spacing="false"/>
      <style:text-properties officeooo:paragraph-rsid="000c54a7"/>
    </style:style>
    <style:style style:name="P39" style:family="paragraph" style:parent-style-name="Text_20_body">
      <style:text-properties officeooo:paragraph-rsid="000c54a7"/>
    </style:style>
    <style:style style:name="P40" style:family="paragraph" style:parent-style-name="Text_20_body">
      <style:text-properties officeooo:paragraph-rsid="000d88e1"/>
    </style:style>
    <style:style style:name="P41" style:family="paragraph">
      <style:paragraph-properties fo:line-height="115%"/>
      <style:text-properties style:font-name="Arundina Sans" fo:font-size="12pt" fo:font-weight="bold" style:font-weight-complex="bold"/>
    </style:style>
    <style:style style:name="P42" style:family="paragraph">
      <style:paragraph-properties fo:line-height="115%"/>
      <style:text-properties style:font-name="Arundina Sans" fo:font-size="12pt"/>
    </style:style>
    <style:style style:name="P43" style:family="paragraph">
      <loext:graphic-properties draw:fill="none" draw:fill-color="#ffffff"/>
      <style:paragraph-properties fo:line-height="115%"/>
      <style:text-properties style:font-name="Arundina Sans" fo:font-size="12pt" fo:font-weight="bold" style:font-weight-complex="bold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text-indent="0cm"/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P46" style:family="paragraph">
      <loext:graphic-properties draw:fill="none" draw:fill-color="#ffffff"/>
      <style:paragraph-properties fo:margin-left="0cm" fo:margin-right="0cm" fo:text-indent="0cm"/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T1" style:family="text">
      <style:text-properties officeooo:rsid="000a60d6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0d88e1" style:font-size-asian="16pt" style:font-size-complex="16pt"/>
    </style:style>
    <style:style style:name="T5" style:family="text">
      <style:text-properties officeooo:rsid="000d88e1"/>
    </style:style>
    <style:style style:name="T6" style:family="text">
      <style:text-properties style:font-name="Arundina Sans"/>
    </style:style>
    <style:style style:name="T7" style:family="text">
      <style:text-properties style:font-name="Arundina Sans" fo:font-weight="normal" style:font-weight-asian="normal" style:font-weight-complex="normal"/>
    </style:style>
    <style:style style:name="T8" style:family="text">
      <style:text-properties style:font-name="Arundina Sans" fo:font-weight="bold" style:font-weight-complex="bold"/>
    </style:style>
    <style:style style:name="T9" style:family="text">
      <style:text-properties style:font-name="Arundina Sans" fo:font-weight="bold" style:font-weight-asian="bold" style:font-weight-complex="bold"/>
    </style:style>
    <style:style style:name="T10" style:family="text">
      <style:text-properties style:font-name="Navilu" fo:font-size="30pt" fo:letter-spacing="0.02cm" fo:font-weight="bold" style:font-size-asian="30pt" style:font-weight-asian="bold" style:font-size-complex="3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.23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41cm" loext:decorative="false" style:run-through="background" draw:wrap-influence-on-position="once-concurrent" loext:allow-overlap="true"/>
      <style:paragraph-properties style:writing-mode="lr-tb"/>
    </style:style>
    <style:style style:name="gr3" style:family="graphic">
      <style:graphic-properties draw:stroke="none" svg:stroke-width="0cm" svg:stroke-color="#000000" draw:marker-start-width="0.353cm" draw:marker-end-width="0.353cm" draw:fill="none" draw:fill-color="#ffffff" fo:min-height="1.164cm" loext:decorative="false" style:run-through="foreground" style:wrap="run-through" style:number-wrapped-paragraphs="no-limit" style:wrap-contour-mode="full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text:anchor-type="paragraph" draw:z-index="0" draw:name="Quadro de texto 2" draw:style-name="gr3" draw:text-style-name="P46" svg:width="6.742cm" svg:height="3.34cm" svg:x="5.424cm" svg:y="8.611cm"><draw:text-box><text:p text:style-name="P45"><text:span text:style-name="T10">ANÁLISE DE REQUISITOS</text:span></text:p></draw:text-box></draw:frame><draw:frame text:anchor-type="paragraph" draw:z-index="7" draw:name="Quadro de texto 3" draw:style-name="gr1" draw:text-style-name="P43" svg:width="14.156cm" svg:height="3.382cm" svg:x="0.104cm" svg:y="19.272cm"><draw:text-box><text:p text:style-name="P41"><text:span text:style-name="T6">Título do Projeto: </text:span><text:span text:style-name="T7">Sistema de calculadoras “Vários Cálculos”</text:span></text:p><text:p text:style-name="P42"><text:span text:style-name="T8">Autor da análise: </text:span><text:span text:style-name="T7">Davi Henrique (CEO)</text:span></text:p><text:p text:style-name="P42"><text:span text:style-name="T9">Versão do Sistema:</text:span><text:span text:style-name="T7"> v1.0.0</text:span></text:p><text:p text:style-name="P41"><text:span text:style-name="T7">Recife, 29 de Outubro de 2024</text:span></text:p></draw:text-box></draw:frame><text:span text:style-name="Strong_20_Emphasis"/></text:h>
      <text:h text:style-name="P12" text:outline-level="4">Índice</text:h>
      <text:list text:style-name="L4">
        <text:list-item>
          <text:p text:style-name="P24">Introdução</text:p>
          <text:list>
            <text:list-item>
              <text:p text:style-name="P23">Objetivo do Documento</text:p>
            </text:list-item>
            <text:list-item>
              <text:p text:style-name="P23">Escopo do Projeto</text:p>
            </text:list-item>
          </text:list>
        </text:list-item>
        <text:list-item>
          <text:p text:style-name="P23">Descrição Geral</text:p>
          <text:list>
            <text:list-item>
              <text:p text:style-name="P23">Visão do Produto</text:p>
            </text:list-item>
            <text:list-item>
              <text:p text:style-name="P23">Público-Alvo</text:p>
            </text:list-item>
            <text:list-item>
              <text:p text:style-name="P23">Restrições e Considerações</text:p>
            </text:list-item>
          </text:list>
        </text:list-item>
        <text:list-item>
          <text:p text:style-name="P23">Requisitos Funcionais</text:p>
        </text:list-item>
        <text:list-item>
          <text:p text:style-name="P23">Requisitos Não Funcionais</text:p>
          <text:list>
            <text:list-item>
              <text:p text:style-name="P23">Desempenho</text:p>
            </text:list-item>
            <text:list-item>
              <text:p text:style-name="P23">Segurança</text:p>
            </text:list-item>
            <text:list-item>
              <text:p text:style-name="P23">Usabilidade</text:p>
            </text:list-item>
          </text:list>
        </text:list-item>
        <text:list-item>
          <text:p text:style-name="P23">Requisitos de Interface</text:p>
          <text:list>
            <text:list-item>
              <text:p text:style-name="P23">Interface do Usuário</text:p>
            </text:list-item>
            <text:list-item>
              <text:p text:style-name="P23">Interface de Sistema</text:p>
            </text:list-item>
          </text:list>
        </text:list-item>
        <text:list-item>
          <text:p text:style-name="P23">Requisitos de Dados</text:p>
        </text:list-item>
        <text:list-item>
          <text:p text:style-name="P23">Critérios de Aceitação</text:p>
        </text:list-item>
        <text:list-item>
          <text:p text:style-name="P23">Conclusão</text:p>
        </text:list-item>
        <text:list-item>
          <text:p text:style-name="P22">Anexos</text:p>
        </text:list-item>
      </text:list>
      <text:h text:style-name="P2" text:outline-level="3">1. Introdução</text:h>
      <text:h text:style-name="Heading_20_4" text:outline-level="4"/>
      <text:h text:style-name="P11" text:outline-level="4">1.1 Objetivo do Documento</text:h>
      <text:p text:style-name="P35">Este documento visa especificar os requisitos necessários para o desenvolvimento do projeto, incluindo requisitos funcionais, não funcionais, de interface e de dados. Ele serve como base de comunicação entre os stakeholders e a equipe de desenvolvimento, garantindo que todas as partes estejam alinhadas quanto às funcionalidades e expectativas do projeto.</text:p>
      <text:h text:style-name="P11" text:outline-level="4">1.2 Escopo do Projeto</text:h>
      <text:p text:style-name="P35">O projeto abrange o desenvolvimento de um sistema que permitirá aos usuários realizar cálculos diversos, como IMC, investimentos e cálculos científicos, <text:span text:style-name="T1">entre outros.</text:span></text:p>
      <text:h text:style-name="P3" text:outline-level="3"/>
      <text:h text:style-name="P3" text:outline-level="3">2. Descrição Geral</text:h>
      <text:h text:style-name="Heading_20_4" text:outline-level="4"/>
      <text:h text:style-name="P11" text:outline-level="4">2.1 Visão do Produto</text:h>
      <text:p text:style-name="P35">O produto é uma aplicação web que fornece diversas calculadoras para diferentes propósitos, visando oferecer uma ferramenta prática e acessível para cálculos diários e específicos. Seu valor está na precisão, facilidade de uso e acessibilidade <text:span text:style-name="T1">e oferta de variados tipos de cálculos matemáticos.</text:span></text:p>
      <text:h text:style-name="P11" text:outline-level="4">2.2 Público-Alvo</text:h>
      <text:p text:style-name="P35">O sistema é destinado a usuários gerais que necessitam de ferramentas de cálculo, incluindo estudantes, profissionais da saúde, investidores e o público em geral que busca facilidades em cálculos diários.</text:p>
      <text:h text:style-name="P11" text:outline-level="4">2.3 Restrições e Considerações</text:h>
      <text:list text:style-name="L5">
        <text:list-item>
          <text:p text:style-name="P25"><text:span text:style-name="Strong_20_Emphasis">Tecnologia:</text:span> A aplicação será desenvolvida utilizando React, Next.js, TypeScript e Tailwind CSS.</text:p>
        </text:list-item>
        <text:list-item>
          <text:p text:style-name="P25"><text:span text:style-name="Strong_20_Emphasis">Prazo:</text:span> O projeto deve ser concluído em <text:span text:style-name="T1">no máximo 1 mês.</text:span></text:p>
        </text:list-item>
        <text:list-item>
          <text:p text:style-name="P25"><text:span text:style-name="Strong_20_Emphasis">Orçamento:</text:span> -</text:p>
        </text:list-item>
      </text:list>
      <text:h text:style-name="Heading_20_3" text:outline-level="3"/>
      <text:h text:style-name="P7" text:outline-level="3"><text:span text:style-name="T2">3. Requisitos Funcionais</text:span></text:h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Table_20_Heading"><text:span text:style-name="Strong_20_Emphasis">RFN</text:span></text:p>
          </table:table-cell>
          <table:table-cell table:style-name="Tabela1.A1" office:value-type="string">
            <text:p text:style-name="Table_20_Heading"><text:span text:style-name="Strong_20_Emphasis">Requisito</text:span></text:p>
          </table:table-cell>
          <table:table-cell table:style-name="Tabela1.A1" office:value-type="string">
            <text:p text:style-name="Table_20_Heading"><text:span text:style-name="Strong_20_Emphasis">Descrição</text:span></text:p>
          </table:table-cell>
          <table:table-cell table:style-name="Tabela1.A1" office:value-type="string">
            <text:p text:style-name="Table_20_Heading"><text:span text:style-name="Strong_20_Emphasis">Prioridade</text:span></text:p>
          </table:table-cell>
        </table:table-row>
        <table:table-row>
          <table:table-cell table:style-name="Tabela1.A1" office:value-type="string">
            <text:p text:style-name="Table_20_Contents">RF1</text:p>
          </table:table-cell>
          <table:table-cell table:style-name="Tabela1.A1" office:value-type="string">
            <text:p text:style-name="Table_20_Contents">O sistema deve permitir que o usuário realize cálculos diversos.</text:p>
          </table:table-cell>
          <table:table-cell table:style-name="Tabela1.A1" office:value-type="string">
            <text:p text:style-name="Table_20_Contents">Implementar funcionalidades que permitam ao usuário calcular IMC, investimentos, matemática, científica, amor, datas, notas, IP, idade, porcentagem e energia solar.</text:p>
          </table:table-cell>
          <table:table-cell table:style-name="Tabela1.A1" office:value-type="string">
            <text:p text:style-name="P17">Alta</text:p>
          </table:table-cell>
        </table:table-row>
        <table:table-row>
          <table:table-cell table:style-name="Tabela1.A1" office:value-type="string">
            <text:p text:style-name="Table_20_Contents">RF2</text:p>
          </table:table-cell>
          <table:table-cell table:style-name="Tabela1.A1" office:value-type="string">
            <text:p text:style-name="Table_20_Contents">O sistema deve permitir que o usuário visualize o histórico de cálculos.</text:p>
          </table:table-cell>
          <table:table-cell table:style-name="Tabela1.A1" office:value-type="string">
            <text:p text:style-name="Table_20_Contents">Armazenar e exibir os cálculos anteriores realizados pelo usuário.</text:p>
          </table:table-cell>
          <table:table-cell table:style-name="Tabela1.A1" office:value-type="string">
            <text:p text:style-name="P17">Média</text:p>
          </table:table-cell>
        </table:table-row>
        <table:table-row>
          <table:table-cell table:style-name="Tabela1.A1" office:value-type="string">
            <text:p text:style-name="Table_20_Contents">RF<text:span text:style-name="T5">3</text:span></text:p>
          </table:table-cell>
          <table:table-cell table:style-name="Tabela1.A1" office:value-type="string">
            <text:p text:style-name="Table_20_Contents">O sistema deve permitir exportar os resultados dos cálculos em PDF.</text:p>
          </table:table-cell>
          <table:table-cell table:style-name="Tabela1.A1" office:value-type="string">
            <text:p text:style-name="Table_20_Contents">Implementar uma funcionalidade que permite ao usuário exportar e salvar os resultados dos cálculos em formato PDF.</text:p>
          </table:table-cell>
          <table:table-cell table:style-name="Tabela1.A1" office:value-type="string">
            <text:p text:style-name="P17">Baixa</text:p>
          </table:table-cell>
        </table:table-row>
      </table:table>
      <text:p text:style-name="P21"/>
      <text:h text:style-name="P3" text:outline-level="3"/>
      <text:h text:style-name="P3" text:outline-level="3">4. Requisitos Não Funcionais</text:h>
      <text:p text:style-name="P3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0"><text:span text:style-name="Strong_20_Emphasis">R</text:span><text:span text:style-name="Strong_20_Emphasis"><text:span text:style-name="T5">N</text:span></text:span><text:span text:style-name="Strong_20_Emphasis">FN</text:span></text:p>
          </table:table-cell>
          <table:table-cell table:style-name="Tabela2.A1" office:value-type="string">
            <text:p text:style-name="P20"><text:span text:style-name="Strong_20_Emphasis">Requisito</text:span></text:p>
          </table:table-cell>
          <table:table-cell table:style-name="Tabela2.A1" office:value-type="string">
            <text:p text:style-name="P20"><text:span text:style-name="Strong_20_Emphasis">Descrição</text:span></text:p>
          </table:table-cell>
          <table:table-cell table:style-name="Tabela2.A1" office:value-type="string">
            <text:p text:style-name="P20"><text:span text:style-name="Strong_20_Emphasis">Prioridade</text:span></text:p>
          </table:table-cell>
        </table:table-row>
        <table:table-row>
          <table:table-cell table:style-name="Tabela2.A1" office:value-type="string">
            <text:p text:style-name="P14">R<text:span text:style-name="T5">N</text:span>F1</text:p>
          </table:table-cell>
          <table:table-cell table:style-name="Tabela2.A1" office:value-type="string">
            <text:p text:style-name="P14">O sistema deve oferecer uma interface de usuário intuitiva e responsiva.</text:p>
          </table:table-cell>
          <table:table-cell table:style-name="Tabela2.A1" office:value-type="string">
            <text:p text:style-name="P14">Desenvolver uma interface de usuário que seja fácil de usar, responsiva e acessível em diferentes dispositivos.</text:p>
          </table:table-cell>
          <table:table-cell table:style-name="Tabela2.A1" office:value-type="string">
            <text:p text:style-name="P18">Alta</text:p>
          </table:table-cell>
        </table:table-row>
        <table:table-row>
          <table:table-cell table:style-name="Tabela2.A1" office:value-type="string">
            <text:p text:style-name="P14">R<text:span text:style-name="T5">N</text:span>F<text:span text:style-name="T5">2</text:span></text:p>
          </table:table-cell>
          <table:table-cell table:style-name="Tabela2.A1" office:value-type="string">
            <text:p text:style-name="P19">O sistema deve ter desempenho otimizado para cálculos rápidos e precisos.</text:p>
          </table:table-cell>
          <table:table-cell table:style-name="Tabela2.A1" office:value-type="string">
            <text:p text:style-name="P14">Assegurar que os cálculos sejam realizados de forma rápida e precisa, otimizar o desempenho do sistema para alta eficiência.</text:p>
          </table:table-cell>
          <table:table-cell table:style-name="Tabela2.A1" office:value-type="string">
            <text:p text:style-name="P15">Média</text:p>
          </table:table-cell>
        </table:table-row>
        <table:table-row>
          <table:table-cell table:style-name="Tabela2.A1" office:value-type="string">
            <text:p text:style-name="P16">RNF3</text:p>
          </table:table-cell>
          <table:table-cell table:style-name="Tabela2.A1" office:value-type="string">
            <text:p text:style-name="P19">O sistema deve oferecer tutoriais.</text:p>
          </table:table-cell>
          <table:table-cell table:style-name="Tabela2.A1" office:value-type="string">
            <text:p text:style-name="P14">Explicações sobre como usar cada calculadora para auxiliar os usuários.</text:p>
          </table:table-cell>
          <table:table-cell table:style-name="Tabela2.A1" office:value-type="string">
            <text:p text:style-name="P15">Média</text:p>
          </table:table-cell>
        </table:table-row>
        <table:table-row>
          <table:table-cell table:style-name="Tabela2.A1" office:value-type="string">
            <text:p text:style-name="P16">RNF4</text:p>
          </table:table-cell>
          <table:table-cell table:style-name="Tabela2.A1" office:value-type="string">
            <text:p text:style-name="P19">O sistema deve ter validação de dados.</text:p>
          </table:table-cell>
          <table:table-cell table:style-name="Tabela2.A1" office:value-type="string">
            <text:p text:style-name="P14">Garantir que os usuários insiram valores válidos (ex: números positivos) para evitar erros.</text:p>
          </table:table-cell>
          <table:table-cell table:style-name="Tabela2.A1" office:value-type="string">
            <text:p text:style-name="P15">Alta</text:p>
          </table:table-cell>
        </table:table-row>
        <table:table-row>
          <table:table-cell table:style-name="Tabela2.A1" office:value-type="string">
            <text:p text:style-name="P16">RNF5</text:p>
          </table:table-cell>
          <table:table-cell table:style-name="Tabela2.A1" office:value-type="string">
            <text:p text:style-name="P19">O sistema deve permitir comparação de resultados.</text:p>
          </table:table-cell>
          <table:table-cell table:style-name="Tabela2.A1" office:value-type="string">
            <text:p text:style-name="P14">Permitir que os usuários comparem resultados de diferentes cálculos para melhor tomada de decisão.</text:p>
          </table:table-cell>
          <table:table-cell table:style-name="Tabela2.A1" office:value-type="string">
            <text:p text:style-name="P15">Média</text:p>
          </table:table-cell>
        </table:table-row>
        <table:table-row>
          <table:table-cell table:style-name="Tabela2.A1" office:value-type="string">
            <text:p text:style-name="P16">RNF6</text:p>
          </table:table-cell>
          <table:table-cell table:style-name="Tabela2.A1" office:value-type="string">
            <text:p text:style-name="P19">O sistema deve fornecer gráficos para visualização de resultados.</text:p>
          </table:table-cell>
          <table:table-cell table:style-name="Tabela2.A1" office:value-type="string">
            <text:p text:style-name="P14">Visualizar resultados, como crescimento de investimentos ao longo do tempo, para facilitar a análise.</text:p>
          </table:table-cell>
          <table:table-cell table:style-name="Tabela2.A1" office:value-type="string">
            <text:p text:style-name="P15">Média</text:p>
          </table:table-cell>
        </table:table-row>
        <table:table-row>
          <table:table-cell table:style-name="Tabela2.A1" office:value-type="string">
            <text:p text:style-name="P16">RNF7</text:p>
          </table:table-cell>
          <table:table-cell table:style-name="Tabela2.A1" office:value-type="string">
            <text:p text:style-name="P19">O sistema deve oferecer temas personalizados.</text:p>
          </table:table-cell>
          <table:table-cell table:style-name="Tabela2.A1" office:value-type="string">
            <text:p text:style-name="P14">Permitir que os usuários mudem a aparência da calculadora (modo claro/escuro) para personalizar a experiência.</text:p>
          </table:table-cell>
          <table:table-cell table:style-name="Tabela2.A1" office:value-type="string">
            <text:p text:style-name="P15">Baixa</text:p>
          </table:table-cell>
        </table:table-row>
        <text:soft-page-break/>
        <table:table-row>
          <table:table-cell table:style-name="Tabela2.A1" office:value-type="string">
            <text:p text:style-name="P16">RNF8</text:p>
          </table:table-cell>
          <table:table-cell table:style-name="Tabela2.A1" office:value-type="string">
            <text:p text:style-name="P19">O sistema deve integrar com APIs externas.</text:p>
          </table:table-cell>
          <table:table-cell table:style-name="Tabela2.A1" office:value-type="string">
            <text:p text:style-name="P14">Como, por exemplo, taxas de câmbio em tempo real ou dados de mercado, para fornecer informações atualizadas.</text:p>
          </table:table-cell>
          <table:table-cell table:style-name="Tabela2.A1" office:value-type="string">
            <text:p text:style-name="P13">Média</text:p>
          </table:table-cell>
        </table:table-row>
      </table:table>
      <text:h text:style-name="P9" text:outline-level="3"/>
      <text:p text:style-name="P39"/>
      <text:h text:style-name="P8" text:outline-level="3"><text:span text:style-name="T3">5. Requisitos de Interface</text:span></text:h>
      <text:h text:style-name="P10" text:outline-level="4"/>
      <text:h text:style-name="P10" text:outline-level="4">5.1 Interface do Usuário</text:h>
      <text:list text:style-name="L10">
        <text:list-item>
          <text:p text:style-name="P26">A interface deve incluir esboços das telas principais, tela das calculadoras e tela de histórico de cálculos.</text:p>
        </text:list-item>
      </text:list>
      <text:h text:style-name="Heading_20_4" text:outline-level="4">5.2 Interface de Sistema</text:h>
      <text:list text:style-name="L11">
        <text:list-item>
          <text:p text:style-name="P27">O sistema deve ser capaz de se integrar com APIs externas para validação de dados e autenticação de usuários.</text:p>
        </text:list-item>
      </text:list>
      <text:h text:style-name="P6" text:outline-level="3"/>
      <text:h text:style-name="P4" text:outline-level="3">6. Requisitos de Dados</text:h>
      <text:p text:style-name="P33"/>
      <text:list text:style-name="L12">
        <text:list-item>
          <text:p text:style-name="P28">O sistema deve armazenar dados de cálculo <text:span text:style-name="T5">recentes</text:span>, incluindo data e tipo de cálculo <text:span text:style-name="T5">no armazenamento no lado do cliente, nessa versão inicial</text:span></text:p>
        </text:list-item>
      </text:list>
      <text:h text:style-name="P5" text:outline-level="3"><text:span text:style-name="T3"/></text:h>
      <text:h text:style-name="Heading_20_3" text:outline-level="3"><text:span text:style-name="T4">7</text:span><text:span text:style-name="T3">. Conclusão</text:span></text:h>
      <text:p text:style-name="P40">Este documento detalha os requisitos essenciais para o desenvolvimento do sistema, servindo como guia para a equipe de desenvolvimento e stakeholders. A clareza e a atualização contínua deste documento são fundamentais para o sucesso do projeto.</text:p>
      <text:p text:style-name="P37"/>
      <text:p text:style-name="P36"><text:span text:style-name="T5">8</text:span>. Anexos</text:p>
      <text:list text:style-name="L14">
        <text:list-item>
          <text:p text:style-name="P32">Diagramas de fluxo de dados</text:p>
        </text:list-item>
        <text:list-item>
          <text:p text:style-name="P32">Esquemas de banco de dados</text:p>
        </text:list-item>
        <text:list-item>
          <text:p text:style-name="P31">Mockups das telas principais</text:p>
        </text:list-item>
      </text:list>
      <text:p text:style-name="Text_20_body"/>
      <text:p text:style-name="Horizontal_20_Line"/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undina Sans" svg:font-family="'Arundina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anjari" svg:font-family="Manjari" style:font-pitch="variable"/>
    <style:font-face style:name="Navilu" svg:font-family="Navilu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1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2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1" style:font-family-asian="'Noto Serif CJK SC'" style:font-family-generic-asian="system" style:font-pitch-asian="variable" style:font-size-asian="12pt" style:font-weight-asian="bold" style:font-name-complex="Lohit Devanagari2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size="17pt" fo:font-weight="bold" officeooo:rsid="000a60d6" officeooo:paragraph-rsid="000a60d6" style:font-size-asian="17pt" style:font-weight-asian="bold" style:font-size-complex="1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 Copia 1" text:anchor-type="char" svg:x="15.229cm" svg:y="-1.125cm" svg:width="2.104cm" svg:height="2.104cm" draw:z-index="9"><draw:image xlink:href="Pictures/10000001000001F4000001F45F086A97.png" xlink:type="simple" xlink:show="embed" xlink:actuate="onLoad" draw:mime-type="image/png"/></draw:frame><text:s/><draw:frame draw:style-name="Mfr1" draw:name="Figura1" text:anchor-type="char" svg:x="15.229cm" svg:y="-1.125cm" svg:width="2.104cm" svg:height="2.104cm" draw:z-index="0"><draw:image xlink:href="Pictures/10000001000001F4000001F45F086A97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17:58.320655949</meta:creation-date>
    <dc:date>2024-10-29T18:05:14.702929853</dc:date>
    <meta:editing-duration>PT2H47M18S</meta:editing-duration>
    <meta:editing-cycles>3</meta:editing-cycles>
    <meta:generator>LibreOffice/7.6.7.2$Linux_X86_64 LibreOffice_project/60$Build-2</meta:generator>
    <meta:document-statistic meta:table-count="2" meta:image-count="2" meta:object-count="0" meta:page-count="6" meta:paragraph-count="102" meta:word-count="690" meta:character-count="4472" meta:non-whitespace-character-count="3910"/>
  </office:meta>
</office:document-meta>
</file>